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1.09689213893968">
            <text:p>-1.0968921389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786026200873351">
            <text:p>-0.7860262009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15934065934066">
            <text:p>-3.1593406593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478142076502735">
            <text:p>0.4781420765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0.48250904704463">
            <text:p>-0.482509047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22222222222223">
            <text:p>-2.2222222222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0.204708290685772">
            <text:p>-0.2047082907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4.3201133144476">
            <text:p>-4.3201133144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123839009288">
            <text:p>-2.0123839009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43250688705234">
            <text:p>-1.432506887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1.02354145342886">
            <text:p>-1.0235414534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154798761609911">
            <text:p>0.1547987616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0.540151242347847">
            <text:p>0.5401512423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0.644028103044491">
            <text:p>0.644028103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1.15511551155116">
            <text:p>-1.1551155116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3.29087048832271">
            <text:p>-3.2908704883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0.744132799084142">
            <text:p>0.744132799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09612141652615">
            <text:p>-1.0961214165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8.33333333333334">
            <text:p>-8.3333333333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1.5952980688497">
            <text:p>-1.5952980688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1.25128205128206">
            <text:p>-1.2512820513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930760499432466">
            <text:p>-0.9307604994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0.488549618320604">
            <text:p>-0.4885496183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0.447842708902229">
            <text:p>-0.4478427089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0.525328330206378">
            <text:p>0.5253283302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83422459893048">
            <text:p>-2.8342245989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.01289134438305">
            <text:p>1.0128913444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1389207807119">
            <text:p>-4.913892078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6507276507276">
            <text:p>-2.765072765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1.61892901618928">
            <text:p>-1.6189290162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4.81865284974093">
            <text:p>-4.8186528497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51572327044025">
            <text:p>-2.5157232704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68496420047732">
            <text:p>-7.6849642005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2.13563132259273">
            <text:p>-2.135631322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2.50354274917336">
            <text:p>-2.5035427492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2.32758620689654">
            <text:p>-2.3275862069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5633423180593">
            <text:p>1.563342318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0.358851674641144">
            <text:p>-0.3588516746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5.25299343375821">
            <text:p>5.2529934338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2.41992882562279">
            <text:p>2.4199288256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0.695035460992898">
            <text:p>0.69503546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61744022503515">
            <text:p>-1.617440225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816802800466746">
            <text:p>0.8168028005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2.34930448222566">
            <text:p>-2.3493044822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4722753346081">
            <text:p>-1.1472275335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1.82873730043542">
            <text:p>1.8287373004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44897959183673">
            <text:p>-2.4489795918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3.30578512396694">
            <text:p>-3.305785124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9607843137255">
            <text:p>-1.9607843137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2.15172413793103">
            <text:p>2.1517241379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0.648298217179914">
            <text:p>0.6482982172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1.14239086087311">
            <text:p>-1.1423908609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1.56028368794325">
            <text:p>1.5602836879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1.67636786961583">
            <text:p>1.6763678696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1.34790528233151">
            <text:p>1.3479052823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0.0980392156862706">
            <text:p>0.0980392157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31909547738694">
            <text:p>-1.3190954774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91970802919708">
            <text:p>-2.9197080292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4.70383275261324">
            <text:p>-4.7038327526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6.51239669421487">
            <text:p>-6.5123966942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29668049792531">
            <text:p>-1.2966804979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658362989323848">
            <text:p>-0.6583629893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2.58241758241759">
            <text:p>-2.5824175824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38963121325494">
            <text:p>-1.3896312133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43884892086331">
            <text:p>-1.4388489209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1.21031746031746">
            <text:p>-1.2103174603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0.700116686114356">
            <text:p>-0.700116686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0.716524854455884">
            <text:p>0.7165248545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0.498132004981329">
            <text:p>0.498132005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47357723577237">
            <text:p>-1.4735772358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27222982216142">
            <text:p>-1.2722298222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49253731343283">
            <text:p>1.4925373134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0.524883359253508">
            <text:p>-0.5248833593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820895522388071">
            <text:p>0.8208955224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1.65692007797271">
            <text:p>-1.656920078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212464589235111">
            <text:p>0.2124645892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214362272240081">
            <text:p>-0.2143622722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4.55788514129443">
            <text:p>-4.5578851413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18687872763419">
            <text:p>-2.1868787276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2.05479452054796">
            <text:p>2.0547945205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2.20030349013656">
            <text:p>-2.200303490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1.96779964221825">
            <text:p>1.9677996422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34560906515581">
            <text:p>-1.3456090652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43846671149967">
            <text:p>-4.4384667115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7.3623188405797">
            <text:p>-7.3623188406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4.39637124912771">
            <text:p>-4.396371249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11475409836066">
            <text:p>1.1147540984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5.41455160744501">
            <text:p>-5.4145516074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8.77274848343444">
            <text:p>-8.7727484834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2.73540241977906">
            <text:p>-2.7354024198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13.8490926456543">
            <text:p>-13.8490926457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81586402266288">
            <text:p>-4.8158640227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-1.48975791433892">
            <text:p>-1.4897579143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2.1476510067114">
            <text:p>-2.1476510067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10.126582278481">
            <text:p>-10.1265822785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9.98278829604131">
            <text:p>-9.982788296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4976076555024">
            <text:p>-4.4497607656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364298724954466">
            <text:p>0.364298725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1.31348511383538">
            <text:p>-1.3134851138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7.0945945945946">
            <text:p>-7.0945945946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38541666666666">
            <text:p>-3.3854166667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8.80913539967374">
            <text:p>-8.8091353997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">
            <text:p>0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1.12485939257593">
            <text:p>-1.1248593926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7164179104478">
            <text:p>-3.17164179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404858299595148">
            <text:p>-0.4048582996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0760687661646102">
            <text:p>0.0760687662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0.47194546407971">
            <text:p>0.471945464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82841068917018">
            <text:p>-1.8284106892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2.3945267958951">
            <text:p>-2.3945267959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2.45283018867924">
            <text:p>-2.4528301887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6163203243791">
            <text:p>-0.8616320324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0535045478865754">
            <text:p>0.0535045479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2.52600297176821">
            <text:p>-2.5260029718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243309002433108">
            <text:p>0.2433090024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3.40909090909091">
            <text:p>-3.409090909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773993808049539">
            <text:p>-0.773993808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1.30260521042084">
            <text:p>-1.3026052104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2.66940451745378">
            <text:p>2.6694045175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47058823529412">
            <text:p>-1.4705882353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71270718232044">
            <text:p>-1.7127071823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1.878612716763">
            <text:p>-1.8786127168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3.65335598980458">
            <text:p>3.6533559898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">
            <text:p>0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3496801705757">
            <text:p>-4.3496801706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2.5925925925926">
            <text:p>-2.5925925926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3.22283609576426">
            <text:p>-3.2228360958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0.389682686954913">
            <text:p>0.389682687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970537261698439">
            <text:p>0.9705372617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07466063348416">
            <text:p>-1.0746606335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0.993883792048933">
            <text:p>-0.993883792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2.02173913043478">
            <text:p>-2.0217391304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07930367504836">
            <text:p>-2.079303675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0.950226244343895">
            <text:p>-0.9502262443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55009107468123">
            <text:p>-2.5500910747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0.720838794233288">
            <text:p>-0.7208387942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693412580485386">
            <text:p>-0.6934125805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4.48298865910607">
            <text:p>-4.482988659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1.00244498777506">
            <text:p>-1.0024449878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368852459016395">
            <text:p>-0.368852459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115295926210607">
            <text:p>-0.1152959262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822784810126592">
            <text:p>0.822784810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1.49999999999999">
            <text:p>1.5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1.913499344692">
            <text:p>-1.9134993447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1.08108108108107">
            <text:p>1.081081081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771456123432984">
            <text:p>-0.7714561234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8.30769230769231">
            <text:p>-8.3076923077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0.510986203372511">
            <text:p>-0.5109862034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0.103626943005182">
            <text:p>0.103626943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15654952076677">
            <text:p>-2.1565495208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979325353645265">
            <text:p>0.9793253536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1.8450184501845">
            <text:p>-1.8450184502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33928571428572">
            <text:p>1.3392857143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98981324278438">
            <text:p>-3.9898132428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3.81944444444444">
            <text:p>-3.8194444444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41758241758241">
            <text:p>2.4175824176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0.163398692810461">
            <text:p>-0.1633986928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0.34615384615384">
            <text:p>0.3461538462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1.440329218107">
            <text:p>-1.440329218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41342756183732">
            <text:p>0.1413427562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73270708795901">
            <text:p>-2.732707088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28282828282829">
            <text:p>-2.2828282828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1.47232037691401">
            <text:p>-1.4723203769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42477876106194">
            <text:p>-4.424778761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3.06545153272577">
            <text:p>-3.0654515327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1.46270112140419">
            <text:p>-1.4627011214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-0.663900414937757">
            <text:p>-0.6639004149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1.60197165742453">
            <text:p>-1.6019716574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08864696734059">
            <text:p>-1.0886469673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4.03076923076922">
            <text:p>-4.0307692308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1.030303030303">
            <text:p>-11.0303030303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79775280898876">
            <text:p>-1.797752809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4.09530900967982">
            <text:p>-4.0953090097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3.45140781108084">
            <text:p>3.451407811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76125244618396">
            <text:p>-1.7612524462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0">
            <text:p>0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1.34443021766965">
            <text:p>-1.3444302177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997697620874902">
            <text:p>-0.9976976209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6.00230858022316">
            <text:p>-6.0023085802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0.871248789932238">
            <text:p>-0.8712487899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7.20950704225352">
            <text:p>-7.2095070423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54411764705883">
            <text:p>-3.544117647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0.773480662983431">
            <text:p>-0.773480663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5.06787330316743">
            <text:p>-5.0678733032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1.49551345962114">
            <text:p>-1.4955134596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0.892857142857139">
            <text:p>-0.8928571429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1.03466114847389">
            <text:p>1.0346611485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1.34831460674157">
            <text:p>-1.3483146067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3244781783681">
            <text:p>-2.7324478178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1.41951837769328">
            <text:p>-1.4195183777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541842263696566">
            <text:p>-0.5418422637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2.78078728782954">
            <text:p>2.7807872878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1.53321976149915">
            <text:p>-1.5332197615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0.962861072902342">
            <text:p>-0.9628610729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0.938086303939969">
            <text:p>-0.9380863039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2.0253164556962">
            <text:p>-2.0253164557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3.86363636363636">
            <text:p>3.8636363636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0.817438692098094">
            <text:p>-0.817438692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0.13531799729364">
            <text:p>-0.1353179973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1.24481327800829">
            <text:p>-1.244813278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2.20548682087144">
            <text:p>-2.2054868209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702576112412174">
            <text:p>-0.7025761124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.55195681511471">
            <text:p>1.551956815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2.72952853598015">
            <text:p>-2.729528536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0.271002710027091">
            <text:p>0.2710027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0.558269364968595">
            <text:p>0.558269365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0.795228628230632">
            <text:p>0.7952286282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620347394540943">
            <text:p>-0.6203473945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0.818713450292393">
            <text:p>-0.8187134503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4.96224379719526">
            <text:p>-4.9622437972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0.842105263157904">
            <text:p>-0.8421052632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30484988452656">
            <text:p>-1.3048498845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408533817521558">
            <text:p>-0.4085338175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1.50880134115675">
            <text:p>-1.5088013412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1.67224080267559">
            <text:p>-1.6722408027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0.43975373790677">
            <text:p>0.4397537379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3.62462760675272">
            <text:p>-3.6246276068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63736263736264">
            <text:p>-2.6373626374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4.08450704225352">
            <text:p>-4.0845070423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67936925098554">
            <text:p>-3.67936925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3.57859531772576">
            <text:p>-3.5785953177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3.7630662020906">
            <text:p>-3.763066202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2.60273972602741">
            <text:p>2.602739726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1.4827018121911">
            <text:p>-1.4827018122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4.21617876320804">
            <text:p>-4.2161787632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4.40414507772022">
            <text:p>-4.4041450777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4.28134556574923">
            <text:p>4.2813455657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778210116731515">
            <text:p>-0.7782101167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325513196481">
            <text:p>2.9325513196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27777777777777">
            <text:p>-1.2777777778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0.209205020920507">
            <text:p>0.2092050209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0.468933177022279">
            <text:p>-0.468933177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2.69156825048064">
            <text:p>-2.6915682505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16326530612244">
            <text:p>-0.8163265306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62297128589263">
            <text:p>-1.6229712859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1.1930123561994">
            <text:p>-1.1930123562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1.30925507900677">
            <text:p>-1.309255079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99348675640469">
            <text:p>-4.9934867564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1.85070943861814">
            <text:p>-1.8507094386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1.64880461665292">
            <text:p>-1.6488046167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0.545256270447112">
            <text:p>-0.5452562704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0.702479338842977">
            <text:p>-0.7024793388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0.528401585204747">
            <text:p>0.5284015852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718562874251489">
            <text:p>0.7185628743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1.61870503597122">
            <text:p>-1.618705036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2.16110019646365">
            <text:p>-2.1611001965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2.51661918328585">
            <text:p>-2.5166191833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0.892857142857139">
            <text:p>-0.8928571429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3.81471389645776">
            <text:p>-3.8147138965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40715502555369">
            <text:p>-0.3407155026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0.21413276231263">
            <text:p>0.2141327623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1.35135135135135">
            <text:p>-1.3513513514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3.07462686567163">
            <text:p>-3.0746268657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7.18779993601365">
            <text:p>-7.187799936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5.46681664791902">
            <text:p>-5.4668166479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0.617828773168583">
            <text:p>-0.6178287732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0.680272108843539">
            <text:p>-0.6802721088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1.78571428571429">
            <text:p>-1.7857142857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0">
            <text:p>0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1.90476190476191">
            <text:p>-1.9047619048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01663585951941">
            <text:p>-1.0166358595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3.96578538102645">
            <text:p>-3.96578538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2.34680573663624">
            <text:p>2.3468057366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1.24826629680999">
            <text:p>-1.2482662968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21869726628417">
            <text:p>-4.2186972663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6.57754010695187">
            <text:p>-6.577540107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.06913756236635">
            <text:p>1.0691375624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85365853658537">
            <text:p>-1.8536585366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1.72712207696557">
            <text:p>-1.727122077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0136798905608799">
            <text:p>-0.0136798906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190548780487802">
            <text:p>-0.1905487805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824652777777786">
            <text:p>-0.8246527778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0.177462289263531">
            <text:p>-0.1774622893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0002542588355">
            <text:p>-3.0002542588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5.42319749216301">
            <text:p>-5.4231974922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1.41696906860204">
            <text:p>-1.4169690686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9.79062223532881">
            <text:p>-9.7906222353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7.73596545342382">
            <text:p>-7.7359654534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0.54945054945054">
            <text:p>-0.5494505495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0.353356890459366">
            <text:p>0.3533568905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0.890868596881958">
            <text:p>-0.8908685969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1.88679245283019">
            <text:p>-1.8867924528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2.86738351254481">
            <text:p>-2.8673835125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1.28571428571429">
            <text:p>-1.2857142857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3.16868592730661">
            <text:p>-3.1686859273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895953757225428">
            <text:p>-0.8959537572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8095987411487">
            <text:p>-1.809598741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2.5945945945946">
            <text:p>-2.5945945946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777934936350775">
            <text:p>-0.7779349364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0.571428571428584">
            <text:p>0.5714285714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26582278481013">
            <text:p>-1.2658227848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1878172588832">
            <text:p>-2.9187817259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2.18097447795824">
            <text:p>-2.180974478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1.96850393700787">
            <text:p>-1.968503937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0.136332651670074">
            <text:p>0.1363326517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22582402615092">
            <text:p>-1.2258240262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91282813273898">
            <text:p>-3.9128281327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4.31140675043115">
            <text:p>-4.3114067504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15150156880323">
            <text:p>-2.1515015688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941176470588232">
            <text:p>-0.9411764706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0.750187546886721">
            <text:p>-0.7501875469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0.112676056338017">
            <text:p>0.1126760563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39640950994664">
            <text:p>-3.3964095099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344976282880552">
            <text:p>-0.3449762829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4.42329227323629">
            <text:p>4.4232922732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4.75899524779362">
            <text:p>-4.7589952478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0.774193548387103">
            <text:p>0.7741935484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5.78034682080924">
            <text:p>-5.7803468208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0.836470096194049">
            <text:p>0.8364700962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85291766586731">
            <text:p>-3.8529176659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1.58075601374571">
            <text:p>-1.5807560137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">
            <text:p>0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0.679611650485441">
            <text:p>0.6796116505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70898716119828">
            <text:p>-3.7089871612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44014401440144">
            <text:p>1.4401440144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52600297176821">
            <text:p>-2.5260029718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0599161174355913">
            <text:p>-0.0599161174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3.23340471092078">
            <text:p>-3.2334047109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0.658857979502201">
            <text:p>0.6588579795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0.161579892280074">
            <text:p>0.1615798923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0.119402985074629">
            <text:p>-0.119402985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38522427440633">
            <text:p>-1.3852242744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1.20106761565836">
            <text:p>-1.2010676157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500695410292067">
            <text:p>0.5006954103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7253886010362">
            <text:p>-2.072538860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32089552238806">
            <text:p>-3.3208955224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0.400000000000006">
            <text:p>-0.4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4.16422287390029">
            <text:p>-4.1642228739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4.88567990373045">
            <text:p>-4.8856799037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7.5460636515913">
            <text:p>-7.5460636516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2.29759299781182">
            <text:p>-2.2975929978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0.296515937731655">
            <text:p>0.2965159377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310559006211179">
            <text:p>-0.3105590062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0.575125808770665">
            <text:p>0.5751258088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0.301659125188536">
            <text:p>0.3016591252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2.27272727272727">
            <text:p>-2.2727272727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1.39359698681733">
            <text:p>1.3935969868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0.268636668905316">
            <text:p>-0.2686366689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3.60531309297912">
            <text:p>-3.605313093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23529411764706">
            <text:p>-3.2352941176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550660792951547">
            <text:p>-0.550660793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0.65306122448979">
            <text:p>-0.6530612245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8731045490822">
            <text:p>-2.873104549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0.0932400932400981">
            <text:p>0.0932400932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5873015873016">
            <text:p>-1.5873015873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0.875">
            <text:p>0.875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0.782472613458523">
            <text:p>-0.7824726135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2.74044795783927">
            <text:p>-2.7404479578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3.17757009345794">
            <text:p>-3.1775700935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312934631432554">
            <text:p>-0.3129346314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05819730305181">
            <text:p>-2.058197303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21600621600621">
            <text:p>0.6216006216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291704649042842">
            <text:p>0.291704649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05263157894737">
            <text:p>-1.0526315789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2.10843373493977">
            <text:p>-2.1084337349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0.563380281690144">
            <text:p>-0.5633802817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938337801608569">
            <text:p>0.9383378016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494071146245062">
            <text:p>-0.4940711462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0.186915887850475">
            <text:p>0.1869158879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4.40000000000001">
            <text:p>-4.4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9411764705883">
            <text:p>-3.294117647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12093628088427">
            <text:p>-3.1209362809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23367697594502">
            <text:p>-2.2336769759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0.821355236139638">
            <text:p>-0.821355236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2.62823230182281">
            <text:p>-2.6282323018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0.314465408805034">
            <text:p>-0.3144654088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280504908835908">
            <text:p>-0.2805049088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1.2779552715655">
            <text:p>-1.2779552716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06735751295344">
            <text:p>-0.9067357513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173611111111114">
            <text:p>-0.173611111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320769847634324">
            <text:p>0.3207698476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1.87110187110187">
            <text:p>-1.871101871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1.20697362539116">
            <text:p>-1.2069736254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37359900373599">
            <text:p>-0.3735990037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1.15384615384615">
            <text:p>-1.1538461538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0.782472613458523">
            <text:p>-0.7824726135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0">
            <text:p>0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0.60514372163388">
            <text:p>-0.6051437216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6.28683693516699">
            <text:p>-6.2868369352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3.38983050847457">
            <text:p>-3.3898305085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1.50375939849624">
            <text:p>-1.5037593985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91657271702368">
            <text:p>-1.916572717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2.79605263157895">
            <text:p>-2.7960526316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0.0848656294200936">
            <text:p>0.0848656294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1.73130193905817">
            <text:p>-1.731301939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3.03347280334728">
            <text:p>-3.0334728033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7.11111111111111">
            <text:p>-7.111111111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1.29589632829374">
            <text:p>-1.2958963283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1.64744645799011">
            <text:p>-1.647446458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0307219662058316">
            <text:p>-0.0307219662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4.64326160815402">
            <text:p>-4.6432616082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5.67765567765568">
            <text:p>-5.6776556777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31019830028329">
            <text:p>-1.3101983003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3.31043098063711">
            <text:p>-3.3104309806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59965337954939">
            <text:p>-2.5996533795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1.09622411693057">
            <text:p>-1.0962241169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1.8842530282638">
            <text:p>-1.8842530283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2.31292517006803">
            <text:p>-2.312925170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60416666666657">
            <text:p>-0.2604166667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0.896414342629484">
            <text:p>-0.8964143426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570613409415117">
            <text:p>-0.5706134094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2.02858460119872">
            <text:p>-2.0285846012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19020715630886">
            <text:p>-4.1902071563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3.51068469254253">
            <text:p>-3.5106846925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2.75111964171465">
            <text:p>-2.7511196417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0.458435207823953">
            <text:p>-0.4584352078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0.429519718859822">
            <text:p>-0.4295197189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0.100351229302561">
            <text:p>-0.1003512293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543478260869563">
            <text:p>-0.5434782609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2.38532110091742">
            <text:p>-2.3853211009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2.5691056910569">
            <text:p>2.569105691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28233305156382">
            <text:p>-2.2823330516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0.417536534446754">
            <text:p>-0.4175365344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1.33128520225294">
            <text:p>1.3312852023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1.19926199261992">
            <text:p>1.1992619926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1.33079847908745">
            <text:p>-1.330798479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93740685543963">
            <text:p>-1.9374068554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1.90023752969121">
            <text:p>-1.9002375297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839552238805979">
            <text:p>-0.8395522388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35570469798668">
            <text:p>-0.3355704698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6266460108443">
            <text:p>-1.6266460108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69733874605322">
            <text:p>-2.697338746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41038442336495">
            <text:p>-1.4103844234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1.15606936416185">
            <text:p>-1.1560693642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19250425894379">
            <text:p>-1.1925042589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483091787439619">
            <text:p>-0.4830917874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1.26939351198871">
            <text:p>-1.269393512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798934753661783">
            <text:p>-0.7989347537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90677966101694">
            <text:p>-1.90677966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0.174520069808025">
            <text:p>0.1745200698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0.0439174352217862">
            <text:p>0.0439174352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04166666666666">
            <text:p>-1.0416666667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2.19512195121952">
            <text:p>2.1951219512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43504531722054">
            <text:p>1.4350453172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874485596707814">
            <text:p>0.8744855967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2.55681818181817">
            <text:p>-2.5568181818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1.65631469979296">
            <text:p>-1.6563146998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40363269424823">
            <text:p>0.4036326942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719101123595493">
            <text:p>-0.7191011236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1.91929133858268">
            <text:p>1.9192913386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59477124183007">
            <text:p>3.5947712418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0.156046814044217">
            <text:p>0.156046814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1.03007828594974">
            <text:p>1.0300782859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5.50568521843208">
            <text:p>-5.5056852184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141442715700151">
            <text:p>-0.1414427157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7.87589498806682">
            <text:p>-7.875894988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5.73715810540361">
            <text:p>-5.7371581054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84065934065934">
            <text:p>-1.8406593407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15600624024961">
            <text:p>-0.1560062402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0.838574423480083">
            <text:p>0.8385744235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92898913951547">
            <text:p>-4.9289891395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89609404626469">
            <text:p>1.8960940463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7938931297709">
            <text:p>-1.679389313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09764918625677">
            <text:p>-2.0976491863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2.24719101123596">
            <text:p>2.2471910112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5.74257425742574">
            <text:p>-5.7425742574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5903614457832">
            <text:p>-1.7590361446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29822901176163">
            <text:p>-0.2298229012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2.03862660944206">
            <text:p>-2.0386266094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63934426229508">
            <text:p>-1.6393442623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5.93055013655872">
            <text:p>-5.9305501366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454545454545467">
            <text:p>0.4545454545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07382550335571">
            <text:p>-1.0738255034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79948586118252">
            <text:p>-1.7994858612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0.443458980044341">
            <text:p>-0.44345898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0.183585313174945">
            <text:p>0.1835853132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1.11261872455903">
            <text:p>-1.1126187246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0.60526315789474">
            <text:p>-0.6052631579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2.32558139534885">
            <text:p>2.3255813953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2.26190476190476">
            <text:p>2.2619047619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2.3686290003951">
            <text:p>-2.3686290004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2.06695778748181">
            <text:p>2.0669577875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0.881458966565347">
            <text:p>-0.8814589666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6">
            <text:p>6</text:p>
          </table:table-cell>
          <table:table-cell table:number-columns-repeated="2"/>
          <table:table-cell table:formula="of:=SUM([.F2:.F484])" office:value-type="float" office:value="1">
            <text:p>1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28">
            <text:p>28</text:p>
          </table:table-cell>
          <table:table-cell table:formula="of:=SUM([.I2:.I484])" office:value-type="float" office:value="1">
            <text:p>1</text:p>
          </table:table-cell>
          <table:table-cell table:formula="of:=SUM([.J2:.J484])" office:value-type="float" office:value="2">
            <text:p>2</text:p>
          </table:table-cell>
          <table:table-cell table:formula="of:=([.J485]/([.H485]+[.I485]))*100" office:value-type="float" office:value="6.89655172413793">
            <text:p>6.8965517241</text:p>
          </table:table-cell>
          <table:table-cell table:formula="of:=AVERAGE([.L2:.L484])" office:value-type="float" office:value="-1.48994876353798">
            <text:p>-1.4899487635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13.8490926456543">
            <text:p>-13.8490926457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5.25299343375821">
            <text:p>5.2529934338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07:47</dc:date>
    <dc:creator>debian </dc:creator>
    <meta:generator>LibreOffice/3.5$Linux_x86 LibreOffice_project/350m1$Build-2</meta:generator>
    <meta:editing-duration>PT37M6S</meta:editing-duration>
    <meta:editing-cycles>9</meta:editing-cycles>
    <meta:document-statistic meta:table-count="1" meta:cell-count="5335" meta:object-count="0"/>
  </office:meta>
</office:document-meta>
</file>